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0D94512857D.png"/>
  <manifest:file-entry manifest:media-type="image/png" manifest:full-path="Pictures/10000000000000C8000000C8B515DA5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vertical-align="middle"/>
    </style:style>
    <style:style style:name="gr2" style:family="graphic" style:parent-style-name="standard">
      <style:graphic-properties draw:fill-color="#99ff99" draw:textarea-vertical-align="middle"/>
    </style:style>
    <style:style style:name="gr3" style:family="graphic" style:parent-style-name="standard">
      <style:graphic-properties draw:fill-color="#ffffcc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solid" svg:stroke-width="0.212cm" svg:stroke-color="#ff0000" draw:marker-start="" draw:marker-start-width="0.517cm" draw:marker-end="Rounded_20_large_20_Arrow" draw:marker-end-width="0.517cm" draw:stroke-linejoin="round" svg:stroke-linecap="butt" draw:fill="none" draw:textarea-vertical-align="middle" fo:padding-top="0.23cm" fo:padding-bottom="0.23cm" fo:padding-left="0.355cm" fo:padding-right="0.3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1cm" fo:min-width="3.74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6cm"/>
    </style:style>
    <style:style style:name="gr12" style:family="graphic" style:parent-style-name="objectwithoutfill">
      <style:graphic-properties svg:stroke-width="0.081cm" svg:stroke-color="#c5000b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1cm" fo:min-width="2.7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3cm" fo:min-width="2.701cm"/>
    </style:style>
    <style:style style:name="gr1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947cm" svg:height="1.658cm" svg:x="1.517cm" svg:y="23.837cm">
          <text:p text:style-name="P1">aufräumen</text:p>
        </draw:rect>
        <draw:rect draw:style-name="gr2" draw:text-style-name="P1" draw:layer="layout" svg:width="17.947cm" svg:height="15.94cm" svg:x="1.517cm" svg:y="7.897cm">
          <text:p/>
        </draw:rect>
        <draw:rect draw:style-name="gr3" draw:text-style-name="P1" draw:layer="layout" svg:width="17.947cm" svg:height="6.166cm" svg:x="1.517cm" svg:y="1.731cm">
          <text:p/>
        </draw:rect>
        <draw:rect draw:style-name="gr4" draw:text-style-name="P1" xml:id="id2" draw:id="id2" draw:layer="layout" svg:width="3.956cm" svg:height="1.28cm" svg:x="13.565cm" svg:y="2.661cm">
          <text:p text:style-name="P1">BufferObject</text:p>
        </draw:rect>
        <draw:frame draw:style-name="gr5" draw:text-style-name="P1" xml:id="id1" draw:id="id1" draw:layer="layout" svg:width="4.912cm" svg:height="2.131cm" svg:x="2.422cm" svg:y="1.562cm">
          <draw:image xlink:href="Pictures/10000201000001F4000000D94512857D.png" xlink:type="simple" xlink:show="embed" xlink:actuate="onLoad">
            <text:p/>
          </draw:image>
        </draw:frame>
        <draw:frame draw:style-name="gr5" draw:text-style-name="P1" xml:id="id4" draw:id="id4" draw:layer="layout" svg:width="2.908cm" svg:height="2.909cm" svg:x="3.03cm" svg:y="4.29cm">
          <draw:image xlink:href="Pictures/10000000000000C8000000C8B515DA56.png" xlink:type="simple" xlink:show="embed" xlink:actuate="onLoad">
            <text:p/>
          </draw:image>
        </draw:frame>
        <draw:line draw:style-name="gr6" draw:text-style-name="P1" draw:layer="layout" svg:x1="18.969cm" svg:y1="1.731cm" svg:x2="18.969cm" svg:y2="25.495cm">
          <text:p/>
        </draw:line>
        <draw:frame draw:style-name="gr7" draw:text-style-name="P2" draw:layer="layout" svg:width="4.638cm" svg:height="0.983cm" draw:transform="rotate (-1.57079632679579) translate (18.688cm 1.963cm)">
          <draw:text-box>
            <text:p><text:span text:style-name="T1">Initialisierung</text:span></text:p>
          </draw:text-box>
        </draw:frame>
        <draw:connector draw:style-name="gr8" draw:text-style-name="P1" draw:layer="layout" draw:line-skew="1.527cm" svg:x1="7.334cm" svg:y1="2.627cm" svg:x2="13.565cm" svg:y2="3.301cm" draw:start-shape="id1" draw:start-glue-point="1" draw:end-shape="id2" draw:end-glue-point="3" svg:d="m7334 2627h4642v674h1589">
          <text:p text:style-name="P1">erzeugt</text:p>
        </draw:connector>
        <draw:rect draw:style-name="gr4" draw:text-style-name="P1" xml:id="id3" draw:id="id3" draw:layer="layout" svg:width="3.956cm" svg:height="1.28cm" svg:x="9.983cm" svg:y="5.686cm">
          <text:p text:style-name="P1">MemoryObject</text:p>
        </draw:rect>
        <draw:connector draw:style-name="gr9" draw:text-style-name="P1" draw:layer="layout" draw:type="lines" draw:line-skew="-0.067cm 0.676cm" svg:x1="11.961cm" svg:y1="5.686cm" svg:x2="15.543cm" svg:y2="3.941cm" draw:start-shape="id3" draw:start-glue-point="0" draw:end-shape="id2" draw:end-glue-point="2" svg:d="m11961 5686v-568h3582v-1177">
          <text:p text:style-name="P1">hat Pointer</text:p>
        </draw:connector>
        <draw:connector draw:style-name="gr8" draw:text-style-name="P1" draw:layer="layout" draw:line-skew="1.398cm" svg:x1="5.938cm" svg:y1="5.744cm" svg:x2="9.983cm" svg:y2="6.326cm" draw:start-shape="id4" draw:start-glue-point="1" draw:end-shape="id3" draw:end-glue-point="3" svg:d="m5938 5744h3371v582h674">
          <text:p text:style-name="P1">erzeugt</text:p>
        </draw:connector>
        <draw:frame draw:style-name="gr5" draw:text-style-name="P1" xml:id="id5" draw:id="id5" draw:layer="layout" svg:width="2.908cm" svg:height="2.909cm" svg:x="3.03cm" svg:y="10.177cm">
          <draw:image xlink:href="Pictures/10000000000000C8000000C8B515DA56.png" xlink:type="simple" xlink:show="embed" xlink:actuate="onLoad">
            <text:p/>
          </draw:image>
        </draw:frame>
        <draw:rect draw:style-name="gr4" draw:text-style-name="P1" xml:id="id6" draw:id="id6" draw:layer="layout" svg:width="3.956cm" svg:height="1.28cm" svg:x="9.958cm" svg:y="11.573cm">
          <text:p text:style-name="P1">MemoryObject</text:p>
        </draw:rect>
        <draw:connector draw:style-name="gr8" draw:text-style-name="P1" draw:layer="layout" draw:line-skew="1.411cm" svg:x1="5.938cm" svg:y1="11.631cm" svg:x2="9.958cm" svg:y2="12.213cm" draw:start-shape="id5" draw:start-glue-point="1" draw:end-shape="id6" draw:end-glue-point="3" svg:d="m5938 11631h3371v582h649">
          <text:p text:style-name="P1">acquire</text:p>
        </draw:connector>
        <draw:rect draw:style-name="gr4" draw:text-style-name="P1" xml:id="id7" draw:id="id7" draw:layer="layout" svg:width="3.956cm" svg:height="1.28cm" svg:x="9.958cm" svg:y="16.576cm">
          <text:p text:style-name="P1">MemoryObject</text:p>
        </draw:rect>
        <draw:connector draw:style-name="gr10" draw:text-style-name="P1" draw:layer="layout" svg:x1="4.484cm" svg:y1="13.086cm" svg:x2="9.958cm" svg:y2="17.216cm" draw:start-shape="id5" draw:start-glue-point="2" draw:end-shape="id7" draw:end-glue-point="3" svg:d="m4484 13086v4130h5474">
          <text:p/>
        </draw:connector>
        <draw:frame draw:style-name="gr11" draw:layer="layout" svg:width="2.576cm" svg:height="0.963cm" svg:x="6.636cm" svg:y="16.46cm">
          <draw:text-box>
            <text:p>release</text:p>
          </draw:text-box>
        </draw:frame>
        <draw:line draw:style-name="gr12" draw:text-style-name="P1" draw:layer="layout" svg:x1="10.374cm" svg:y1="12.853cm" svg:x2="10.374cm" svg:y2="16.576cm">
          <text:p/>
        </draw:line>
        <draw:rect draw:style-name="gr4" draw:text-style-name="P1" xml:id="id8" draw:id="id8" draw:layer="layout" svg:width="3.956cm" svg:height="1.28cm" svg:x="13.565cm" svg:y="13.9cm">
          <text:p text:style-name="P1">BufferObject</text:p>
        </draw:rect>
        <draw:connector draw:style-name="gr13" draw:text-style-name="P1" draw:layer="layout" svg:x1="11.936cm" svg:y1="12.853cm" svg:x2="13.565cm" svg:y2="14.54cm" draw:start-shape="id6" draw:start-glue-point="2" draw:end-shape="id8" draw:end-glue-point="3" svg:d="m11936 12853v1687h1629">
          <text:p/>
        </draw:connector>
        <draw:connector draw:style-name="gr13" draw:text-style-name="P1" draw:layer="layout" svg:x1="11.936cm" svg:y1="16.576cm" svg:x2="13.565cm" svg:y2="14.54cm" draw:start-shape="id7" draw:start-glue-point="0" draw:end-shape="id8" draw:end-glue-point="3" svg:d="m11936 16576v-2036h1629">
          <text:p/>
        </draw:connector>
        <draw:frame draw:style-name="gr14" draw:text-style-name="P2" draw:layer="layout" svg:width="3.508cm" svg:height="0.983cm" draw:transform="rotate (-1.57079632679579) translate (18.689cm 8.377cm)">
          <draw:text-box>
            <text:p><text:span text:style-name="T1">MainLoop</text:span></text:p>
          </draw:text-box>
        </draw:frame>
        <draw:frame draw:style-name="gr15" draw:layer="layout" svg:width="3.495cm" svg:height="0.963cm" draw:transform="rotate (-1.57079632679579) translate (11.189cm 13.026cm)">
          <draw:text-box>
            <text:p>verarbeitet</text:p>
          </draw:text-box>
        </draw:frame>
        <draw:rect draw:style-name="gr4" draw:text-style-name="P1" xml:id="id10" draw:id="id10" draw:layer="layout" svg:width="3.84cm" svg:height="1.28cm" svg:x="13.636cm" svg:y="19.548cm">
          <text:p text:style-name="P1">BufferObject</text:p>
        </draw:rect>
        <draw:frame draw:style-name="gr5" draw:text-style-name="P1" xml:id="id9" draw:id="id9" draw:layer="layout" svg:width="4.912cm" svg:height="2.131cm" svg:x="2.215cm" svg:y="18.285cm">
          <draw:image xlink:href="Pictures/10000201000001F4000000D94512857D.png" xlink:type="simple" xlink:show="embed" xlink:actuate="onLoad">
            <text:p/>
          </draw:image>
        </draw:frame>
        <draw:connector draw:style-name="gr8" draw:text-style-name="P1" draw:layer="layout" draw:line-skew="1.595cm" svg:x1="7.127cm" svg:y1="19.35cm" svg:x2="13.636cm" svg:y2="20.188cm" draw:start-shape="id9" draw:start-glue-point="1" draw:end-shape="id10" draw:end-glue-point="3" svg:d="m7127 19350h4849v838h1660">
          <text:p text:style-name="P1">zeichnet</text:p>
        </draw:connector>
        <draw:connector draw:style-name="gr16" draw:text-style-name="P1" draw:layer="layout" svg:x1="15.543cm" svg:y1="3.941cm" svg:x2="15.543cm" svg:y2="13.9cm" draw:start-shape="id2" draw:start-glue-point="2" draw:end-shape="id8" draw:end-glue-point="0" svg:d="m15543 3941v9959">
          <text:p/>
        </draw:connector>
        <draw:connector draw:style-name="gr16" draw:text-style-name="P1" draw:layer="layout" svg:x1="15.543cm" svg:y1="15.18cm" svg:x2="15.556cm" svg:y2="19.548cm" draw:start-shape="id8" draw:start-glue-point="2" draw:end-shape="id10" draw:end-glue-point="0" svg:d="m15543 15180v2184h13v2184">
          <text:p/>
        </draw:connector>
        <draw:connector draw:style-name="gr16" draw:text-style-name="P1" draw:layer="layout" svg:x1="11.961cm" svg:y1="6.966cm" svg:x2="11.936cm" svg:y2="11.573cm" draw:start-shape="id3" draw:start-glue-point="2" draw:end-shape="id6" draw:end-glue-point="0" svg:d="m11961 6966v2304h-25v2303">
          <text:p/>
        </draw:connector>
        <draw:connector draw:style-name="gr16" draw:text-style-name="P1" draw:layer="layout" svg:x1="11.936cm" svg:y1="12.853cm" svg:x2="11.936cm" svg:y2="16.576cm" draw:start-shape="id6" draw:start-glue-point="2" draw:end-shape="id7" draw:end-glue-point="0" svg:d="m11936 12853v37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bastian Höffner</meta:initial-creator>
    <meta:creation-date>2013-09-04T21:10:07.31</meta:creation-date>
    <dc:date>2013-09-04T21:46:38.10</dc:date>
    <dc:creator>Sebastian Höffner</dc:creator>
    <meta:editing-duration>PT18M13S</meta:editing-duration>
    <meta:editing-cycles>6</meta:editing-cycles>
    <meta:generator>OpenOffice/4.0.0$Win32 OpenOffice.org_project/400m3$Build-9702</meta:generator>
    <meta:document-statistic meta:object-count="31"/>
  </office:meta>
</office:document-meta>
</file>